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5.5cm" svg:height="3.5cm" svg:x="7.5cm" svg:y="4cm">
          <text:p text:style-name="P1">Time</text:p>
          <text:p text:style-name="P1">3.4.5.3.4.1</text:p>
        </draw:ellipse>
        <draw:ellipse draw:style-name="gr2" draw:text-style-name="P1" draw:layer="layout" svg:width="5.5cm" svg:height="3.5cm" svg:x="2.5cm" svg:y="11cm">
          <text:p text:style-name="P1">Current Time</text:p>
          <text:p text:style-name="P1">3.4.5.3.4.2</text:p>
        </draw:ellipse>
        <draw:ellipse draw:style-name="gr2" draw:text-style-name="P1" draw:layer="layout" svg:width="5.5cm" svg:height="3.5cm" svg:x="12cm" svg:y="11cm">
          <text:p text:style-name="P1">Time Zone</text:p>
          <text:p text:style-name="P1">3.4.5.3.4.3</text:p>
        </draw:ellipse>
        <draw:rect draw:style-name="gr2" draw:text-style-name="P1" draw:layer="layout" svg:width="3.5cm" svg:height="2.5cm" svg:x="2cm" svg:y="2cm">
          <text:p text:style-name="P1">Brain</text:p>
        </draw:rect>
        <draw:rect draw:style-name="gr2" draw:text-style-name="P1" draw:layer="layout" svg:width="3.5cm" svg:height="2.5cm" svg:x="6cm" svg:y="17cm">
          <text:p text:style-name="P1">HVAC </text:p>
          <text:p text:style-name="P1">Controller</text:p>
        </draw:rect>
        <draw:rect draw:style-name="gr2" draw:text-style-name="P1" draw:layer="layout" svg:width="3.5cm" svg:height="2.5cm" svg:x="11cm" svg:y="17cm">
          <text:p text:style-name="P1">Light </text:p>
          <text:p text:style-name="P1">Controller</text:p>
        </draw:rect>
        <draw:line draw:style-name="gr3" draw:text-style-name="P1" draw:layer="layout" svg:x1="6.5cm" svg:y1="14.5cm" svg:x2="7.5cm" svg:y2="17cm">
          <text:p text:style-name="P1">CT2HC</text:p>
        </draw:line>
        <draw:line draw:style-name="gr3" draw:text-style-name="P1" draw:layer="layout" svg:x1="7.5cm" svg:y1="13.5cm" svg:x2="12.5cm" svg:y2="17cm">
          <text:p text:style-name="P1">CT2LC</text:p>
        </draw:line>
        <draw:line draw:style-name="gr4" draw:text-style-name="P1" draw:layer="layout" svg:x1="6cm" svg:y1="11cm" svg:x2="8.5cm" svg:y2="7cm">
          <text:p text:style-name="P1">T2CT</text:p>
          <text:p text:style-name="P1">CT2T</text:p>
        </draw:line>
        <draw:line draw:style-name="gr4" draw:text-style-name="P1" draw:layer="layout" svg:x1="12cm" svg:y1="7cm" svg:x2="14.5cm" svg:y2="11cm">
          <text:p text:style-name="P1">T2TZ</text:p>
          <text:p text:style-name="P1">TZ2T</text:p>
        </draw:line>
        <draw:line draw:style-name="gr4" draw:text-style-name="P1" draw:layer="layout" svg:x1="5.5cm" svg:y1="4.5cm" svg:x2="7.5cm" svg:y2="5.5cm">
          <text:p text:style-name="P1">B2T</text:p>
          <text:p text:style-name="P1">T2B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w Poirier</meta:initial-creator>
    <meta:creation-date>2011-11-30T21:35:45.72</meta:creation-date>
    <dc:date>2011-11-30T21:44:05.20</dc:date>
    <dc:creator>Andrew Poirier</dc:creator>
    <meta:editing-duration>PT8M19S</meta:editing-duration>
    <meta:editing-cycles>1</meta:editing-cycles>
    <meta:document-statistic meta:object-count="11"/>
    <meta:generator>OpenOffice.org/3.3$Win32 OpenOffice.org_project/330m20$Build-9567</meta:generator>
  </office:meta>
</office:document-meta>
</file>